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D000000FABB179838.png" manifest:media-type="image/png"/>
  <manifest:file-entry manifest:full-path="Pictures/10000000000000DD00000112531349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748cm" svg:height="20.574cm" svg:x="0cm" svg:y="0cm">
          <draw:image xlink:href="Pictures/10000000000000DD00000112531349B5.png" xlink:type="simple" xlink:show="embed" xlink:actuate="onLoad">
            <text:p/>
          </draw:image>
        </draw:frame>
        <draw:frame draw:style-name="gr1" draw:text-style-name="P1" draw:layer="layout" svg:width="12.7cm" svg:height="18.034cm" svg:x="14.986cm" svg:y="1.016cm">
          <draw:image xlink:href="Pictures/10000000000000AD000000FABB1798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23:05:08.623003375</meta:creation-date>
    <dc:date>2014-10-01T00:20:03.934873443</dc:date>
    <meta:editing-duration>PT1H10M43S</meta:editing-duration>
    <meta:editing-cycles>2</meta:editing-cycles>
    <meta:generator>LibreOffice/4.2.6.3$Linux_X86_64 LibreOffice_project/420m0$Build-3</meta:generator>
    <meta:document-statistic meta:object-count="25"/>
  </office:meta>
</office:document-meta>
</file>